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LI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HLI_INF</text:p>
          </table:table-cell>
          <table:covered-table-cell table:number-columns-repeated="6"/>
          <table:table-cell/>
          <table:table-cell table:style-name="ce2" office:value-type="string" calcext:value-type="string" table:number-columns-spanned="7" table:number-rows-spanned="1">
            <text:p>HLI_SUP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-0.0895177705539012" calcext:value-type="float">
            <text:p>-0.0895177705539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1809302977746" calcext:value-type="float">
            <text:p>-17.1809302977746</text:p>
          </table:table-cell>
          <table:table-cell office:value-type="float" office:value="-55.7006295027922" calcext:value-type="float">
            <text:p>-55.7006295027922</text:p>
          </table:table-cell>
          <table:table-cell/>
          <table:table-cell office:value-type="float" office:value="-0.0895177705539012" calcext:value-type="float">
            <text:p>-0.0895177705539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1849343384833" calcext:value-type="float">
            <text:p>16.1849343384833</text:p>
          </table:table-cell>
          <table:table-cell office:value-type="float" office:value="-52.7057877582393" calcext:value-type="float">
            <text:p>-52.7057877582393</text:p>
          </table:table-cell>
        </table:table-row>
        <table:table-row table:style-name="ro1">
          <table:table-cell/>
          <table:table-cell office:value-type="float" office:value="-0.0806068539045113" calcext:value-type="float">
            <text:p>-0.0806068539045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1939897022023" calcext:value-type="float">
            <text:p>-17.1939897022023</text:p>
          </table:table-cell>
          <table:table-cell office:value-type="float" office:value="-50.2014724658705" calcext:value-type="float">
            <text:p>-50.2014724658705</text:p>
          </table:table-cell>
          <table:table-cell/>
          <table:table-cell office:value-type="float" office:value="-0.0806068539045113" calcext:value-type="float">
            <text:p>-0.0806068539045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1972366759877" calcext:value-type="float">
            <text:p>16.1972366759877</text:p>
          </table:table-cell>
          <table:table-cell office:value-type="float" office:value="-47.5040661263538" calcext:value-type="float">
            <text:p>-47.5040661263538</text:p>
          </table:table-cell>
        </table:table-row>
        <table:table-row table:style-name="ro1">
          <table:table-cell/>
          <table:table-cell office:value-type="float" office:value="-0.0716830902194377" calcext:value-type="float">
            <text:p>-0.0716830902194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056997102234" calcext:value-type="float">
            <text:p>-17.2056997102234</text:p>
          </table:table-cell>
          <table:table-cell office:value-type="float" office:value="-44.7019840977222" calcext:value-type="float">
            <text:p>-44.7019840977222</text:p>
          </table:table-cell>
          <table:table-cell/>
          <table:table-cell office:value-type="float" office:value="-0.0716830902194377" calcext:value-type="float">
            <text:p>-0.0716830902194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082678429641" calcext:value-type="float">
            <text:p>16.2082678429641</text:p>
          </table:table-cell>
          <table:table-cell office:value-type="float" office:value="-42.3026566180878" calcext:value-type="float">
            <text:p>-42.3026566180878</text:p>
          </table:table-cell>
        </table:table-row>
        <table:table-row table:style-name="ro1">
          <table:table-cell/>
          <table:table-cell office:value-type="float" office:value="-0.0627478758096625" calcext:value-type="float">
            <text:p>-0.062747875809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160519635171" calcext:value-type="float">
            <text:p>-17.2160519635171</text:p>
          </table:table-cell>
          <table:table-cell office:value-type="float" office:value="-39.2022002087878" calcext:value-type="float">
            <text:p>-39.2022002087878</text:p>
          </table:table-cell>
          <table:table-cell/>
          <table:table-cell office:value-type="float" office:value="-0.0627478758096625" calcext:value-type="float">
            <text:p>-0.062747875809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180199656321" calcext:value-type="float">
            <text:p>16.2180199656321</text:p>
          </table:table-cell>
          <table:table-cell office:value-type="float" office:value="-37.101525498968" calcext:value-type="float">
            <text:p>-37.101525498968</text:p>
          </table:table-cell>
        </table:table-row>
        <table:table-row table:style-name="ro1">
          <table:table-cell/>
          <table:table-cell office:value-type="float" office:value="-0.0538026178832065" calcext:value-type="float">
            <text:p>-0.053802617883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250390475369" calcext:value-type="float">
            <text:p>-17.2250390475369</text:p>
          </table:table-cell>
          <table:table-cell office:value-type="float" office:value="-33.7021569604238" calcext:value-type="float">
            <text:p>-33.7021569604238</text:p>
          </table:table-cell>
          <table:table-cell/>
          <table:table-cell office:value-type="float" office:value="-0.0538026178832065" calcext:value-type="float">
            <text:p>-0.053802617883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264860592738" calcext:value-type="float">
            <text:p>16.2264860592738</text:p>
          </table:table-cell>
          <table:table-cell office:value-type="float" office:value="-31.9006387039485" calcext:value-type="float">
            <text:p>-31.9006387039485</text:p>
          </table:table-cell>
        </table:table-row>
        <table:table-row table:style-name="ro1">
          <table:table-cell/>
          <table:table-cell office:value-type="float" office:value="-0.0448487332406102" calcext:value-type="float">
            <text:p>-0.044848733240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32654506167" calcext:value-type="float">
            <text:p>-17.232654506167</text:p>
          </table:table-cell>
          <table:table-cell office:value-type="float" office:value="-28.2018908232049" calcext:value-type="float">
            <text:p>-28.2018908232049</text:p>
          </table:table-cell>
          <table:table-cell/>
          <table:table-cell office:value-type="float" office:value="-0.0448487332406102" calcext:value-type="float">
            <text:p>-0.044848733240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336600420414" calcext:value-type="float">
            <text:p>16.2336600420414</text:p>
          </table:table-cell>
          <table:table-cell office:value-type="float" office:value="-26.699961876691" calcext:value-type="float">
            <text:p>-26.699961876691</text:p>
          </table:table-cell>
        </table:table-row>
        <table:table-row table:style-name="ro1">
          <table:table-cell/>
          <table:table-cell office:value-type="float" office:value="-0.0358876469476404" calcext:value-type="float">
            <text:p>-0.035887646947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38892854543" calcext:value-type="float">
            <text:p>-17.238892854543</text:p>
          </table:table-cell>
          <table:table-cell office:value-type="float" office:value="-22.7014385343707" calcext:value-type="float">
            <text:p>-22.7014385343707</text:p>
          </table:table-cell>
          <table:table-cell/>
          <table:table-cell office:value-type="float" office:value="-0.0358876469476404" calcext:value-type="float">
            <text:p>-0.035887646947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395367470332" calcext:value-type="float">
            <text:p>16.2395367470332</text:p>
          </table:table-cell>
          <table:table-cell office:value-type="float" office:value="-21.4994604096507" calcext:value-type="float">
            <text:p>-21.4994604096507</text:p>
          </table:table-cell>
        </table:table-row>
        <table:table-row table:style-name="ro1">
          <table:table-cell/>
          <table:table-cell office:value-type="float" office:value="0.0403690009476624" calcext:value-type="float">
            <text:p>0.0403690009476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359461236893" calcext:value-type="float">
            <text:p>-17.2359461236893</text:p>
          </table:table-cell>
          <table:table-cell office:value-type="float" office:value="25.5606666424249" calcext:value-type="float">
            <text:p>25.5606666424249</text:p>
          </table:table-cell>
          <table:table-cell/>
          <table:table-cell office:value-type="float" office:value="0.0403690009476624" calcext:value-type="float">
            <text:p>0.0403690009476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367608411565" calcext:value-type="float">
            <text:p>16.2367608411565</text:p>
          </table:table-cell>
          <table:table-cell office:value-type="float" office:value="24.2086723948172" calcext:value-type="float">
            <text:p>24.2086723948172</text:p>
          </table:table-cell>
        </table:table-row>
        <table:table-row table:style-name="ro1">
          <table:table-cell/>
          <table:table-cell office:value-type="float" office:value="0.0493266650128351" calcext:value-type="float">
            <text:p>0.0493266650128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290185957308" calcext:value-type="float">
            <text:p>-17.2290185957308</text:p>
          </table:table-cell>
          <table:table-cell office:value-type="float" office:value="31.0610304625897" calcext:value-type="float">
            <text:p>31.0610304625897</text:p>
          </table:table-cell>
          <table:table-cell/>
          <table:table-cell office:value-type="float" office:value="0.0493266650128351" calcext:value-type="float">
            <text:p>0.0493266650128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302349090218" calcext:value-type="float">
            <text:p>16.2302349090218</text:p>
          </table:table-cell>
          <table:table-cell office:value-type="float" office:value="29.4092572019083" calcext:value-type="float">
            <text:p>29.4092572019083</text:p>
          </table:table-cell>
        </table:table-row>
        <table:table-row table:style-name="ro1">
          <table:table-cell/>
          <table:table-cell office:value-type="float" office:value="0.0582764139453601" calcext:value-type="float">
            <text:p>0.058276413945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20716577816" calcext:value-type="float">
            <text:p>-17.220716577816</text:p>
          </table:table-cell>
          <table:table-cell office:value-type="float" office:value="36.5611897318762" calcext:value-type="float">
            <text:p>36.5611897318762</text:p>
          </table:table-cell>
          <table:table-cell/>
          <table:table-cell office:value-type="float" office:value="0.0582764139453601" calcext:value-type="float">
            <text:p>0.058276413945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224141675078" calcext:value-type="float">
            <text:p>16.2224141675078</text:p>
          </table:table-cell>
          <table:table-cell office:value-type="float" office:value="34.6100347018558" calcext:value-type="float">
            <text:p>34.6100347018558</text:p>
          </table:table-cell>
        </table:table-row>
        <table:table-row table:style-name="ro1">
          <table:table-cell/>
          <table:table-cell office:value-type="float" office:value="0.0672168266448671" calcext:value-type="float">
            <text:p>0.0672168266448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110460419207" calcext:value-type="float">
            <text:p>-17.2110460419207</text:p>
          </table:table-cell>
          <table:table-cell office:value-type="float" office:value="42.061107841009" calcext:value-type="float">
            <text:p>42.061107841009</text:p>
          </table:table-cell>
          <table:table-cell/>
          <table:table-cell office:value-type="float" office:value="0.0672168266448671" calcext:value-type="float">
            <text:p>0.0672168266448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13304242389" calcext:value-type="float">
            <text:p>16.213304242389</text:p>
          </table:table-cell>
          <table:table-cell office:value-type="float" office:value="39.8110393816583" calcext:value-type="float">
            <text:p>39.8110393816583</text:p>
          </table:table-cell>
        </table:table-row>
        <table:table-row table:style-name="ro1">
          <table:table-cell/>
          <table:table-cell office:value-type="float" office:value="0.0761464909425165" calcext:value-type="float">
            <text:p>0.0761464909425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000139250944" calcext:value-type="float">
            <text:p>-17.2000139250944</text:p>
          </table:table-cell>
          <table:table-cell office:value-type="float" office:value="47.5607484687541" calcext:value-type="float">
            <text:p>47.5607484687541</text:p>
          </table:table-cell>
          <table:table-cell/>
          <table:table-cell office:value-type="float" office:value="0.0761464909425165" calcext:value-type="float">
            <text:p>0.0761464909425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029116685672" calcext:value-type="float">
            <text:p>16.2029116685672</text:p>
          </table:table-cell>
          <table:table-cell office:value-type="float" office:value="45.0123054569709" calcext:value-type="float">
            <text:p>45.0123054569709</text:p>
          </table:table-cell>
        </table:table-row>
        <table:table-row table:style-name="ro1">
          <table:table-cell/>
          <table:table-cell office:value-type="float" office:value="0.0850640049172821" calcext:value-type="float">
            <text:p>0.0850640049172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1876281157156" calcext:value-type="float">
            <text:p>-17.1876281157156</text:p>
          </table:table-cell>
          <table:table-cell office:value-type="float" office:value="53.0600756240588" calcext:value-type="float">
            <text:p>53.0600756240588</text:p>
          </table:table-cell>
          <table:table-cell/>
          <table:table-cell office:value-type="float" office:value="0.0850640049172821" calcext:value-type="float">
            <text:p>0.0850640049172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1912438771234" calcext:value-type="float">
            <text:p>16.1912438771234</text:p>
          </table:table-cell>
          <table:table-cell office:value-type="float" office:value="50.2138668324085" calcext:value-type="float">
            <text:p>50.2138668324085</text:p>
          </table:table-cell>
        </table:table-row>
      </table:table>
      <table:table table:name="HLT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HLT_INF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HLT_SUP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-0.0850640049172821" calcext:value-type="float">
            <text:p>-0.0850640049172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425093936161" calcext:value-type="float">
            <text:p>-15.8425093936161</text:p>
          </table:table-cell>
          <table:table-cell office:value-type="float" office:value="-52.836396657828" calcext:value-type="float">
            <text:p>-52.836396657828</text:p>
          </table:table-cell>
          <table:table-cell/>
          <table:table-cell office:value-type="float" office:value="-0.0850640049172821" calcext:value-type="float">
            <text:p>-0.0850640049172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363625992229" calcext:value-type="float">
            <text:p>17.5363625992229</text:p>
          </table:table-cell>
          <table:table-cell office:value-type="float" office:value="-49.9901878661778" calcext:value-type="float">
            <text:p>-49.9901878661778</text:p>
          </table:table-cell>
        </table:table-row>
        <table:table-row table:style-name="ro1">
          <table:table-cell/>
          <table:table-cell office:value-type="float" office:value="-0.0761464909425164" calcext:value-type="float">
            <text:p>-0.0761464909425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539258787827" calcext:value-type="float">
            <text:p>-15.8539258787827</text:p>
          </table:table-cell>
          <table:table-cell office:value-type="float" office:value="-47.3490690190255" calcext:value-type="float">
            <text:p>-47.3490690190255</text:p>
          </table:table-cell>
          <table:table-cell/>
          <table:table-cell office:value-type="float" office:value="-0.0761464909425164" calcext:value-type="float">
            <text:p>-0.0761464909425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489997148789" calcext:value-type="float">
            <text:p>17.5489997148789</text:p>
          </table:table-cell>
          <table:table-cell office:value-type="float" office:value="-44.8006260072422" calcext:value-type="float">
            <text:p>-44.8006260072422</text:p>
          </table:table-cell>
        </table:table-row>
        <table:table-row table:style-name="ro1">
          <table:table-cell/>
          <table:table-cell office:value-type="float" office:value="-0.0672168266448671" calcext:value-type="float">
            <text:p>-0.0672168266448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64094612553" calcext:value-type="float">
            <text:p>-15.864094612553</text:p>
          </table:table-cell>
          <table:table-cell office:value-type="float" office:value="-41.8614524404082" calcext:value-type="float">
            <text:p>-41.8614524404082</text:p>
          </table:table-cell>
          <table:table-cell/>
          <table:table-cell office:value-type="float" office:value="-0.0672168266448671" calcext:value-type="float">
            <text:p>-0.0672168266448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602556717568" calcext:value-type="float">
            <text:p>17.5602556717568</text:p>
          </table:table-cell>
          <table:table-cell office:value-type="float" office:value="-39.6113839810575" calcext:value-type="float">
            <text:p>-39.6113839810575</text:p>
          </table:table-cell>
        </table:table-row>
        <table:table-row table:style-name="ro1">
          <table:table-cell/>
          <table:table-cell office:value-type="float" office:value="-0.0582764139453601" calcext:value-type="float">
            <text:p>-0.058276413945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730083239" calcext:value-type="float">
            <text:p>-15.8730083239</text:p>
          </table:table-cell>
          <table:table-cell office:value-type="float" office:value="-36.373580096338" calcext:value-type="float">
            <text:p>-36.373580096338</text:p>
          </table:table-cell>
          <table:table-cell/>
          <table:table-cell office:value-type="float" office:value="-0.0582764139453601" calcext:value-type="float">
            <text:p>-0.058276413945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701224214239" calcext:value-type="float">
            <text:p>17.5701224214239</text:p>
          </table:table-cell>
          <table:table-cell office:value-type="float" office:value="-34.4224250663177" calcext:value-type="float">
            <text:p>-34.4224250663177</text:p>
          </table:table-cell>
        </table:table-row>
        <table:table-row table:style-name="ro1">
          <table:table-cell/>
          <table:table-cell office:value-type="float" office:value="-0.0493266650128351" calcext:value-type="float">
            <text:p>-0.0493266650128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806606186736" calcext:value-type="float">
            <text:p>-15.8806606186736</text:p>
          </table:table-cell>
          <table:table-cell office:value-type="float" office:value="-30.8854854655174" calcext:value-type="float">
            <text:p>-30.8854854655174</text:p>
          </table:table-cell>
          <table:table-cell/>
          <table:table-cell office:value-type="float" office:value="-0.0493266650128351" calcext:value-type="float">
            <text:p>-0.0493266650128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78592886079" calcext:value-type="float">
            <text:p>17.578592886079</text:p>
          </table:table-cell>
          <table:table-cell office:value-type="float" office:value="-29.233712204836" calcext:value-type="float">
            <text:p>-29.233712204836</text:p>
          </table:table-cell>
        </table:table-row>
        <table:table-row table:style-name="ro1">
          <table:table-cell/>
          <table:table-cell office:value-type="float" office:value="-0.0403690009476623" calcext:value-type="float">
            <text:p>-0.0403690009476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870459922701" calcext:value-type="float">
            <text:p>-15.8870459922701</text:p>
          </table:table-cell>
          <table:table-cell office:value-type="float" office:value="-25.3972022921481" calcext:value-type="float">
            <text:p>-25.3972022921481</text:p>
          </table:table-cell>
          <table:table-cell/>
          <table:table-cell office:value-type="float" office:value="-0.0403690009476623" calcext:value-type="float">
            <text:p>-0.0403690009476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856609725757" calcext:value-type="float">
            <text:p>17.5856609725757</text:p>
          </table:table-cell>
          <table:table-cell office:value-type="float" office:value="-24.0452080445404" calcext:value-type="float">
            <text:p>-24.0452080445404</text:p>
          </table:table-cell>
        </table:table-row>
        <table:table-row table:style-name="ro1">
          <table:table-cell/>
          <table:table-cell office:value-type="float" office:value="0.0358876469476404" calcext:value-type="float">
            <text:p>0.035887646947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897621094048" calcext:value-type="float">
            <text:p>-15.8897621094048</text:p>
          </table:table-cell>
          <table:table-cell office:value-type="float" office:value="22.7619816099418" calcext:value-type="float">
            <text:p>22.7619816099418</text:p>
          </table:table-cell>
          <table:table-cell/>
          <table:table-cell office:value-type="float" office:value="0.0358876469476404" calcext:value-type="float">
            <text:p>0.035887646947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886674921714" calcext:value-type="float">
            <text:p>17.5886674921714</text:p>
          </table:table-cell>
          <table:table-cell office:value-type="float" office:value="21.5600034852217" calcext:value-type="float">
            <text:p>21.5600034852217</text:p>
          </table:table-cell>
        </table:table-row>
        <table:table-row table:style-name="ro1">
          <table:table-cell/>
          <table:table-cell office:value-type="float" office:value="0.0448487332406102" calcext:value-type="float">
            <text:p>0.044848733240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840119795974" calcext:value-type="float">
            <text:p>-15.8840119795974</text:p>
          </table:table-cell>
          <table:table-cell office:value-type="float" office:value="28.2503463283454" calcext:value-type="float">
            <text:p>28.2503463283454</text:p>
          </table:table-cell>
          <table:table-cell/>
          <table:table-cell office:value-type="float" office:value="0.0448487332406102" calcext:value-type="float">
            <text:p>0.044848733240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82302568611" calcext:value-type="float">
            <text:p>17.582302568611</text:p>
          </table:table-cell>
          <table:table-cell office:value-type="float" office:value="26.7484173818316" calcext:value-type="float">
            <text:p>26.7484173818316</text:p>
          </table:table-cell>
        </table:table-row>
        <table:table-row table:style-name="ro1">
          <table:table-cell/>
          <table:table-cell office:value-type="float" office:value="0.0538026178832065" calcext:value-type="float">
            <text:p>0.053802617883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769925133818" calcext:value-type="float">
            <text:p>-15.8769925133818</text:p>
          </table:table-cell>
          <table:table-cell office:value-type="float" office:value="33.7385394635212" calcext:value-type="float">
            <text:p>33.7385394635212</text:p>
          </table:table-cell>
          <table:table-cell/>
          <table:table-cell office:value-type="float" office:value="0.0538026178832065" calcext:value-type="float">
            <text:p>0.053802617883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745325934289" calcext:value-type="float">
            <text:p>17.5745325934289</text:p>
          </table:table-cell>
          <table:table-cell office:value-type="float" office:value="31.9370212070458" calcext:value-type="float">
            <text:p>31.9370212070458</text:p>
          </table:table-cell>
        </table:table-row>
        <table:table-row table:style-name="ro1">
          <table:table-cell/>
          <table:table-cell office:value-type="float" office:value="0.0627478758096625" calcext:value-type="float">
            <text:p>0.062747875809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687087663723" calcext:value-type="float">
            <text:p>-15.8687087663723</text:p>
          </table:table-cell>
          <table:table-cell office:value-type="float" office:value="39.2265271533175" calcext:value-type="float">
            <text:p>39.2265271533175</text:p>
          </table:table-cell>
          <table:table-cell/>
          <table:table-cell office:value-type="float" office:value="0.0627478758096625" calcext:value-type="float">
            <text:p>0.062747875809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653631627769" calcext:value-type="float">
            <text:p>17.5653631627769</text:p>
          </table:table-cell>
          <table:table-cell office:value-type="float" office:value="37.1258524434977" calcext:value-type="float">
            <text:p>37.1258524434977</text:p>
          </table:table-cell>
        </table:table-row>
        <table:table-row table:style-name="ro1">
          <table:table-cell/>
          <table:table-cell office:value-type="float" office:value="0.0716830902194378" calcext:value-type="float">
            <text:p>0.0716830902194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591666894234" calcext:value-type="float">
            <text:p>-15.8591666894234</text:p>
          </table:table-cell>
          <table:table-cell office:value-type="float" office:value="44.7142757813788" calcext:value-type="float">
            <text:p>44.7142757813788</text:p>
          </table:table-cell>
          <table:table-cell/>
          <table:table-cell office:value-type="float" office:value="0.0716830902194378" calcext:value-type="float">
            <text:p>0.0716830902194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548008637642" calcext:value-type="float">
            <text:p>17.5548008637642</text:p>
          </table:table-cell>
          <table:table-cell office:value-type="float" office:value="42.3149483017443" calcext:value-type="float">
            <text:p>42.3149483017443</text:p>
          </table:table-cell>
        </table:table-row>
        <table:table-row table:style-name="ro1">
          <table:table-cell/>
          <table:table-cell office:value-type="float" office:value="0.0806068539045113" calcext:value-type="float">
            <text:p>0.0806068539045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483731168126" calcext:value-type="float">
            <text:p>-15.8483731168126</text:p>
          </table:table-cell>
          <table:table-cell office:value-type="float" office:value="50.2017520163677" calcext:value-type="float">
            <text:p>50.2017520163677</text:p>
          </table:table-cell>
          <table:table-cell/>
          <table:table-cell office:value-type="float" office:value="0.0806068539045113" calcext:value-type="float">
            <text:p>0.0806068539045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428532613775" calcext:value-type="float">
            <text:p>17.5428532613775</text:p>
          </table:table-cell>
          <table:table-cell office:value-type="float" office:value="47.504345676851" calcext:value-type="float">
            <text:p>47.504345676851</text:p>
          </table:table-cell>
        </table:table-row>
        <table:table-row table:style-name="ro1">
          <table:table-cell/>
          <table:table-cell office:value-type="float" office:value="0.0895177705539012" calcext:value-type="float">
            <text:p>0.0895177705539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363357527313" calcext:value-type="float">
            <text:p>-15.8363357527313</text:p>
          </table:table-cell>
          <table:table-cell office:value-type="float" office:value="55.6889228503998" calcext:value-type="float">
            <text:p>55.6889228503998</text:p>
          </table:table-cell>
          <table:table-cell/>
          <table:table-cell office:value-type="float" office:value="0.0895177705539012" calcext:value-type="float">
            <text:p>0.0895177705539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295288835265" calcext:value-type="float">
            <text:p>17.5295288835265</text:p>
          </table:table-cell>
          <table:table-cell office:value-type="float" office:value="52.6940811058469" calcext:value-type="float">
            <text:p>52.6940811058469</text:p>
          </table:table-cell>
        </table:table-row>
      </table:table>
      <table:table table:name="QLI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QLI_INF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QLI_SUB</text:p>
          </table:table-cell>
          <table:covered-table-cell table:number-columns-repeated="6" table:style-name="ce1"/>
        </table:table-row>
        <table:table-row table:style-name="ro1">
          <table:table-cell/>
          <table:table-cell office:value-type="float" office:value="-0.0314049" calcext:value-type="float">
            <text:p>-0.03140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7.2065114" calcext:value-type="float">
            <text:p>-17.2065114</text:p>
          </table:table-cell>
          <table:table-cell office:value-type="float" office:value="-19.3770551" calcext:value-type="float">
            <text:p>-19.3770551</text:p>
          </table:table-cell>
          <table:table-cell/>
          <table:table-cell office:value-type="float" office:value="-0.0314049" calcext:value-type="float">
            <text:p>-0.03140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6.5268467" calcext:value-type="float">
            <text:p>16.5268467</text:p>
          </table:table-cell>
          <table:table-cell office:value-type="float" office:value="-18.3173157" calcext:value-type="float">
            <text:p>-18.3173157</text:p>
          </table:table-cell>
        </table:table-row>
        <table:table-row table:style-name="ro1">
          <table:table-cell/>
          <table:table-cell office:value-type="float" office:value="-0.0269208" calcext:value-type="float">
            <text:p>-0.0269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7.2087623" calcext:value-type="float">
            <text:p>-17.2087623</text:p>
          </table:table-cell>
          <table:table-cell office:value-type="float" office:value="-16.6938949" calcext:value-type="float">
            <text:p>-16.6938949</text:p>
          </table:table-cell>
          <table:table-cell/>
          <table:table-cell office:value-type="float" office:value="-0.0269208" calcext:value-type="float">
            <text:p>-0.0269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6.5290087" calcext:value-type="float">
            <text:p>16.5290087</text:p>
          </table:table-cell>
          <table:table-cell office:value-type="float" office:value="-15.785428" calcext:value-type="float">
            <text:p>-15.785428</text:p>
          </table:table-cell>
        </table:table-row>
        <table:table-row table:style-name="ro1">
          <table:table-cell/>
          <table:table-cell office:value-type="float" office:value="-0.0224356" calcext:value-type="float">
            <text:p>-0.02243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7.2106675" calcext:value-type="float">
            <text:p>-17.2106675</text:p>
          </table:table-cell>
          <table:table-cell office:value-type="float" office:value="-14.0107068" calcext:value-type="float">
            <text:p>-14.0107068</text:p>
          </table:table-cell>
          <table:table-cell/>
          <table:table-cell office:value-type="float" office:value="-0.0224356" calcext:value-type="float">
            <text:p>-0.02243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6.5308387" calcext:value-type="float">
            <text:p>16.5308387</text:p>
          </table:table-cell>
          <table:table-cell office:value-type="float" office:value="-13.2535672" calcext:value-type="float">
            <text:p>-13.2535672</text:p>
          </table:table-cell>
        </table:table-row>
        <table:table-row table:style-name="ro1">
          <table:table-cell/>
          <table:table-cell office:value-type="float" office:value="-0.0179496" calcext:value-type="float">
            <text:p>-0.01794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7.2122268" calcext:value-type="float">
            <text:p>-17.2122268</text:p>
          </table:table-cell>
          <table:table-cell office:value-type="float" office:value="-11.3274953" calcext:value-type="float">
            <text:p>-11.3274953</text:p>
          </table:table-cell>
          <table:table-cell/>
          <table:table-cell office:value-type="float" office:value="-0.0179496" calcext:value-type="float">
            <text:p>-0.01794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6.5323364" calcext:value-type="float">
            <text:p>16.5323364</text:p>
          </table:table-cell>
          <table:table-cell office:value-type="float" office:value="-10.7217288" calcext:value-type="float">
            <text:p>-10.7217288</text:p>
          </table:table-cell>
        </table:table-row>
        <table:table-row table:style-name="ro1">
          <table:table-cell/>
          <table:table-cell office:value-type="float" office:value="-0.0134628" calcext:value-type="float">
            <text:p>-0.01346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7.2134399" calcext:value-type="float">
            <text:p>-17.2134399</text:p>
          </table:table-cell>
          <table:table-cell office:value-type="float" office:value="-8.6442652" calcext:value-type="float">
            <text:p>-8.6442652</text:p>
          </table:table-cell>
          <table:table-cell/>
          <table:table-cell office:value-type="float" office:value="-0.0134628" calcext:value-type="float">
            <text:p>-0.01346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6.5335016" calcext:value-type="float">
            <text:p>16.5335016</text:p>
          </table:table-cell>
          <table:table-cell office:value-type="float" office:value="-8.1899083" calcext:value-type="float">
            <text:p>-8.1899083</text:p>
          </table:table-cell>
        </table:table-row>
        <table:table-row table:style-name="ro1">
          <table:table-cell/>
          <table:table-cell office:value-type="float" office:value="-0.0089755" calcext:value-type="float">
            <text:p>-0.00897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7.2143066" calcext:value-type="float">
            <text:p>-17.2143066</text:p>
          </table:table-cell>
          <table:table-cell office:value-type="float" office:value="-5.9610211" calcext:value-type="float">
            <text:p>-5.9610211</text:p>
          </table:table-cell>
          <table:table-cell/>
          <table:table-cell office:value-type="float" office:value="-0.0089755" calcext:value-type="float">
            <text:p>-0.00897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6.534334" calcext:value-type="float">
            <text:p>16.534334</text:p>
          </table:table-cell>
          <table:table-cell office:value-type="float" office:value="-5.6581012" calcext:value-type="float">
            <text:p>-5.6581012</text:p>
          </table:table-cell>
        </table:table-row>
        <table:table-row table:style-name="ro1">
          <table:table-cell/>
          <table:table-cell office:value-type="float" office:value="-0.0044879" calcext:value-type="float">
            <text:p>-0.00448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7.2148266" calcext:value-type="float">
            <text:p>-17.2148266</text:p>
          </table:table-cell>
          <table:table-cell office:value-type="float" office:value="-3.2777676" calcext:value-type="float">
            <text:p>-3.2777676</text:p>
          </table:table-cell>
          <table:table-cell/>
          <table:table-cell office:value-type="float" office:value="-0.0044879" calcext:value-type="float">
            <text:p>-0.00448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6.5348335" calcext:value-type="float">
            <text:p>16.5348335</text:p>
          </table:table-cell>
          <table:table-cell office:value-type="float" office:value="-3.1263031" calcext:value-type="float">
            <text:p>-3.12630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7.215" calcext:value-type="float">
            <text:p>-17.215</text:p>
          </table:table-cell>
          <table:table-cell office:value-type="float" office:value="-0.5945095" calcext:value-type="float">
            <text:p>-0.59450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6.535" calcext:value-type="float">
            <text:p>16.535</text:p>
          </table:table-cell>
          <table:table-cell office:value-type="float" office:value="-0.5945095" calcext:value-type="float">
            <text:p>-0.5945095</text:p>
          </table:table-cell>
        </table:table-row>
        <table:table-row table:style-name="ro1">
          <table:table-cell/>
          <table:table-cell office:value-type="float" office:value="0.0022439" calcext:value-type="float">
            <text:p>0.00224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7.2149567" calcext:value-type="float">
            <text:p>-17.2149567</text:p>
          </table:table-cell>
          <table:table-cell office:value-type="float" office:value="2.0501199" calcext:value-type="float">
            <text:p>2.0501199</text:p>
          </table:table-cell>
          <table:table-cell/>
          <table:table-cell office:value-type="float" office:value="0.0022439" calcext:value-type="float">
            <text:p>0.00224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6.5349584" calcext:value-type="float">
            <text:p>16.5349584</text:p>
          </table:table-cell>
          <table:table-cell office:value-type="float" office:value="1.974387" calcext:value-type="float">
            <text:p>1.974387</text:p>
          </table:table-cell>
        </table:table-row>
        <table:table-row table:style-name="ro1">
          <table:table-cell/>
          <table:table-cell office:value-type="float" office:value="0.0067317" calcext:value-type="float">
            <text:p>0.00673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7.2146099" calcext:value-type="float">
            <text:p>-17.2146099</text:p>
          </table:table-cell>
          <table:table-cell office:value-type="float" office:value="4.7333762" calcext:value-type="float">
            <text:p>4.7333762</text:p>
          </table:table-cell>
          <table:table-cell/>
          <table:table-cell office:value-type="float" office:value="0.0067317" calcext:value-type="float">
            <text:p>0.00673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6.5346254" calcext:value-type="float">
            <text:p>16.5346254</text:p>
          </table:table-cell>
          <table:table-cell office:value-type="float" office:value="4.5061823" calcext:value-type="float">
            <text:p>4.5061823</text:p>
          </table:table-cell>
        </table:table-row>
        <table:table-row table:style-name="ro1">
          <table:table-cell/>
          <table:table-cell office:value-type="float" office:value="0.0112192" calcext:value-type="float">
            <text:p>0.0112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7.2139166" calcext:value-type="float">
            <text:p>-17.2139166</text:p>
          </table:table-cell>
          <table:table-cell office:value-type="float" office:value="7.4166256" calcext:value-type="float">
            <text:p>7.4166256</text:p>
          </table:table-cell>
          <table:table-cell/>
          <table:table-cell office:value-type="float" office:value="0.0112192" calcext:value-type="float">
            <text:p>0.0112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6.5339594" calcext:value-type="float">
            <text:p>16.5339594</text:p>
          </table:table-cell>
          <table:table-cell office:value-type="float" office:value="7.0379843" calcext:value-type="float">
            <text:p>7.0379843</text:p>
          </table:table-cell>
        </table:table-row>
        <table:table-row table:style-name="ro1">
          <table:table-cell/>
          <table:table-cell office:value-type="float" office:value="0.0157063" calcext:value-type="float">
            <text:p>0.01570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7.2128767" calcext:value-type="float">
            <text:p>-17.2128767</text:p>
          </table:table-cell>
          <table:table-cell office:value-type="float" office:value="10.0998633" calcext:value-type="float">
            <text:p>10.0998633</text:p>
          </table:table-cell>
          <table:table-cell/>
          <table:table-cell office:value-type="float" office:value="0.0157063" calcext:value-type="float">
            <text:p>0.01570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6.5329606" calcext:value-type="float">
            <text:p>16.5329606</text:p>
          </table:table-cell>
          <table:table-cell office:value-type="float" office:value="9.5697975" calcext:value-type="float">
            <text:p>9.5697975</text:p>
          </table:table-cell>
        </table:table-row>
        <table:table-row table:style-name="ro1">
          <table:table-cell/>
          <table:table-cell office:value-type="float" office:value="0.0201927" calcext:value-type="float">
            <text:p>0.02019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7.2114904" calcext:value-type="float">
            <text:p>-17.2114904</text:p>
          </table:table-cell>
          <table:table-cell office:value-type="float" office:value="12.7830847" calcext:value-type="float">
            <text:p>12.7830847</text:p>
          </table:table-cell>
          <table:table-cell/>
          <table:table-cell office:value-type="float" office:value="0.0201927" calcext:value-type="float">
            <text:p>0.02019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6.5316291" calcext:value-type="float">
            <text:p>16.5316291</text:p>
          </table:table-cell>
          <table:table-cell office:value-type="float" office:value="12.1016264" calcext:value-type="float">
            <text:p>12.1016264</text:p>
          </table:table-cell>
        </table:table-row>
        <table:table-row table:style-name="ro1">
          <table:table-cell/>
          <table:table-cell office:value-type="float" office:value="0.0246783" calcext:value-type="float">
            <text:p>0.02467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7.2097581" calcext:value-type="float">
            <text:p>-17.2097581</text:p>
          </table:table-cell>
          <table:table-cell office:value-type="float" office:value="15.4662851" calcext:value-type="float">
            <text:p>15.4662851</text:p>
          </table:table-cell>
          <table:table-cell/>
          <table:table-cell office:value-type="float" office:value="0.0246783" calcext:value-type="float">
            <text:p>0.02467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6.5299652" calcext:value-type="float">
            <text:p>16.5299652</text:p>
          </table:table-cell>
          <table:table-cell office:value-type="float" office:value="14.6334755" calcext:value-type="float">
            <text:p>14.6334755</text:p>
          </table:table-cell>
        </table:table-row>
        <table:table-row table:style-name="ro1">
          <table:table-cell/>
          <table:table-cell office:value-type="float" office:value="0.029163" calcext:value-type="float">
            <text:p>0.029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7.20768" calcext:value-type="float">
            <text:p>-17.20768</text:p>
          </table:table-cell>
          <table:table-cell office:value-type="float" office:value="18.1494598" calcext:value-type="float">
            <text:p>18.1494598</text:p>
          </table:table-cell>
          <table:table-cell/>
          <table:table-cell office:value-type="float" office:value="0.029163" calcext:value-type="float">
            <text:p>0.029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6.5279692" calcext:value-type="float">
            <text:p>16.5279692</text:p>
          </table:table-cell>
          <table:table-cell office:value-type="float" office:value="17.1653492" calcext:value-type="float">
            <text:p>17.1653492</text:p>
          </table:table-cell>
        </table:table-row>
        <table:table-row table:style-name="ro1">
          <table:table-cell/>
          <table:table-cell office:value-type="float" office:value="0.0336464" calcext:value-type="float">
            <text:p>0.0336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7.2052565" calcext:value-type="float">
            <text:p>-17.2052565</text:p>
          </table:table-cell>
          <table:table-cell office:value-type="float" office:value="20.8326043" calcext:value-type="float">
            <text:p>20.8326043</text:p>
          </table:table-cell>
          <table:table-cell/>
          <table:table-cell office:value-type="float" office:value="0.0336464" calcext:value-type="float">
            <text:p>0.0336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6.5256414" calcext:value-type="float">
            <text:p>16.5256414</text:p>
          </table:table-cell>
          <table:table-cell office:value-type="float" office:value="19.6972519" calcext:value-type="float">
            <text:p>19.6972519</text:p>
          </table:table-cell>
        </table:table-row>
      </table:table>
      <table:table table:name="QLT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QLT_INF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QLT_SUB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-0.0336464" calcext:value-type="float">
            <text:p>-0.0336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6.130865" calcext:value-type="float">
            <text:p>-16.130865</text:p>
          </table:table-cell>
          <table:table-cell office:value-type="float" office:value="-20.6824602" calcext:value-type="float">
            <text:p>-20.6824602</text:p>
          </table:table-cell>
          <table:table-cell/>
          <table:table-cell office:value-type="float" office:value="-0.0336464" calcext:value-type="float">
            <text:p>-0.0336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7.600033" calcext:value-type="float">
            <text:p>17.600033</text:p>
          </table:table-cell>
          <table:table-cell office:value-type="float" office:value="-19.5471079" calcext:value-type="float">
            <text:p>-19.5471079</text:p>
          </table:table-cell>
        </table:table-row>
        <table:table-row table:style-name="ro1">
          <table:table-cell/>
          <table:table-cell office:value-type="float" office:value="-0.029163" calcext:value-type="float">
            <text:p>-0.029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6.1331371" calcext:value-type="float">
            <text:p>-16.1331371</text:p>
          </table:table-cell>
          <table:table-cell office:value-type="float" office:value="-18.0041331" calcext:value-type="float">
            <text:p>-18.0041331</text:p>
          </table:table-cell>
          <table:table-cell/>
          <table:table-cell office:value-type="float" office:value="-0.029163" calcext:value-type="float">
            <text:p>-0.029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7.6025121" calcext:value-type="float">
            <text:p>17.6025121</text:p>
          </table:table-cell>
          <table:table-cell office:value-type="float" office:value="-17.0200224" calcext:value-type="float">
            <text:p>-17.0200224</text:p>
          </table:table-cell>
        </table:table-row>
        <table:table-row table:style-name="ro1">
          <table:table-cell/>
          <table:table-cell office:value-type="float" office:value="-0.0246783" calcext:value-type="float">
            <text:p>-0.02467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6.1350855" calcext:value-type="float">
            <text:p>-16.1350855</text:p>
          </table:table-cell>
          <table:table-cell office:value-type="float" office:value="-15.3257775" calcext:value-type="float">
            <text:p>-15.3257775</text:p>
          </table:table-cell>
          <table:table-cell/>
          <table:table-cell office:value-type="float" office:value="-0.0246783" calcext:value-type="float">
            <text:p>-0.02467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7.6046378" calcext:value-type="float">
            <text:p>17.6046378</text:p>
          </table:table-cell>
          <table:table-cell office:value-type="float" office:value="-14.492968" calcext:value-type="float">
            <text:p>-14.492968</text:p>
          </table:table-cell>
        </table:table-row>
        <table:table-row table:style-name="ro1">
          <table:table-cell/>
          <table:table-cell office:value-type="float" office:value="-0.0201927" calcext:value-type="float">
            <text:p>-0.02019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6.1367096" calcext:value-type="float">
            <text:p>-16.1367096</text:p>
          </table:table-cell>
          <table:table-cell office:value-type="float" office:value="-12.647398" calcext:value-type="float">
            <text:p>-12.647398</text:p>
          </table:table-cell>
          <table:table-cell/>
          <table:table-cell office:value-type="float" office:value="-0.0201927" calcext:value-type="float">
            <text:p>-0.02019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7.6064099" calcext:value-type="float">
            <text:p>17.6064099</text:p>
          </table:table-cell>
          <table:table-cell office:value-type="float" office:value="-11.9659397" calcext:value-type="float">
            <text:p>-11.9659397</text:p>
          </table:table-cell>
        </table:table-row>
        <table:table-row table:style-name="ro1">
          <table:table-cell/>
          <table:table-cell office:value-type="float" office:value="-0.0157063" calcext:value-type="float">
            <text:p>-0.01570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6.1380093" calcext:value-type="float">
            <text:p>-16.1380093</text:p>
          </table:table-cell>
          <table:table-cell office:value-type="float" office:value="-9.9689987" calcext:value-type="float">
            <text:p>-9.9689987</text:p>
          </table:table-cell>
          <table:table-cell/>
          <table:table-cell office:value-type="float" office:value="-0.0157063" calcext:value-type="float">
            <text:p>-0.01570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7.607828" calcext:value-type="float">
            <text:p>17.607828</text:p>
          </table:table-cell>
          <table:table-cell office:value-type="float" office:value="-9.438933" calcext:value-type="float">
            <text:p>-9.438933</text:p>
          </table:table-cell>
        </table:table-row>
        <table:table-row table:style-name="ro1">
          <table:table-cell/>
          <table:table-cell office:value-type="float" office:value="-0.0112192" calcext:value-type="float">
            <text:p>-0.0112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6.1389842" calcext:value-type="float">
            <text:p>-16.1389842</text:p>
          </table:table-cell>
          <table:table-cell office:value-type="float" office:value="-7.2905842" calcext:value-type="float">
            <text:p>-7.2905842</text:p>
          </table:table-cell>
          <table:table-cell/>
          <table:table-cell office:value-type="float" office:value="-0.0112192" calcext:value-type="float">
            <text:p>-0.0112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7.6088917" calcext:value-type="float">
            <text:p>17.6088917</text:p>
          </table:table-cell>
          <table:table-cell office:value-type="float" office:value="-6.9119429" calcext:value-type="float">
            <text:p>-6.9119429</text:p>
          </table:table-cell>
        </table:table-row>
        <table:table-row table:style-name="ro1">
          <table:table-cell/>
          <table:table-cell office:value-type="float" office:value="-0.0067317" calcext:value-type="float">
            <text:p>-0.00673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6.1396343" calcext:value-type="float">
            <text:p>-16.1396343</text:p>
          </table:table-cell>
          <table:table-cell office:value-type="float" office:value="-4.6121587" calcext:value-type="float">
            <text:p>-4.6121587</text:p>
          </table:table-cell>
          <table:table-cell/>
          <table:table-cell office:value-type="float" office:value="-0.0067317" calcext:value-type="float">
            <text:p>-0.00673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7.609601" calcext:value-type="float">
            <text:p>17.609601</text:p>
          </table:table-cell>
          <table:table-cell office:value-type="float" office:value="-4.3849648" calcext:value-type="float">
            <text:p>-4.3849648</text:p>
          </table:table-cell>
        </table:table-row>
        <table:table-row table:style-name="ro1">
          <table:table-cell/>
          <table:table-cell office:value-type="float" office:value="-0.0022439" calcext:value-type="float">
            <text:p>-0.00224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6.1399594" calcext:value-type="float">
            <text:p>-16.1399594</text:p>
          </table:table-cell>
          <table:table-cell office:value-type="float" office:value="-1.9337266" calcext:value-type="float">
            <text:p>-1.9337266</text:p>
          </table:table-cell>
          <table:table-cell/>
          <table:table-cell office:value-type="float" office:value="-0.0022439" calcext:value-type="float">
            <text:p>-0.00224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7.6099557" calcext:value-type="float">
            <text:p>17.6099557</text:p>
          </table:table-cell>
          <table:table-cell office:value-type="float" office:value="-1.8579938" calcext:value-type="float">
            <text:p>-1.857993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6.14" calcext:value-type="float">
            <text:p>-16.14</text:p>
          </table:table-cell>
          <table:table-cell office:value-type="float" office:value="0.7084905" calcext:value-type="float">
            <text:p>0.70849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7.61" calcext:value-type="float">
            <text:p>17.61</text:p>
          </table:table-cell>
          <table:table-cell office:value-type="float" office:value="0.7084905" calcext:value-type="float">
            <text:p>0.7084905</text:p>
          </table:table-cell>
        </table:table-row>
        <table:table-row table:style-name="ro1">
          <table:table-cell/>
          <table:table-cell office:value-type="float" office:value="0.0044879" calcext:value-type="float">
            <text:p>0.00448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6.1398375" calcext:value-type="float">
            <text:p>-16.1398375</text:p>
          </table:table-cell>
          <table:table-cell office:value-type="float" office:value="3.3869242" calcext:value-type="float">
            <text:p>3.3869242</text:p>
          </table:table-cell>
          <table:table-cell/>
          <table:table-cell office:value-type="float" office:value="0.0044879" calcext:value-type="float">
            <text:p>0.00448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7.6098227" calcext:value-type="float">
            <text:p>17.6098227</text:p>
          </table:table-cell>
          <table:table-cell office:value-type="float" office:value="3.2354597" calcext:value-type="float">
            <text:p>3.2354597</text:p>
          </table:table-cell>
        </table:table-row>
        <table:table-row table:style-name="ro1">
          <table:table-cell/>
          <table:table-cell office:value-type="float" office:value="0.0089755" calcext:value-type="float">
            <text:p>0.00897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6.1393499" calcext:value-type="float">
            <text:p>-16.1393499</text:p>
          </table:table-cell>
          <table:table-cell office:value-type="float" office:value="6.0653535" calcext:value-type="float">
            <text:p>6.0653535</text:p>
          </table:table-cell>
          <table:table-cell/>
          <table:table-cell office:value-type="float" office:value="0.0089755" calcext:value-type="float">
            <text:p>0.00897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7.6092907" calcext:value-type="float">
            <text:p>17.6092907</text:p>
          </table:table-cell>
          <table:table-cell office:value-type="float" office:value="5.7624336" calcext:value-type="float">
            <text:p>5.7624336</text:p>
          </table:table-cell>
        </table:table-row>
        <table:table-row table:style-name="ro1">
          <table:table-cell/>
          <table:table-cell office:value-type="float" office:value="0.0134628" calcext:value-type="float">
            <text:p>0.01346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6.1385374" calcext:value-type="float">
            <text:p>-16.1385374</text:p>
          </table:table-cell>
          <table:table-cell office:value-type="float" office:value="8.7437741" calcext:value-type="float">
            <text:p>8.7437741</text:p>
          </table:table-cell>
          <table:table-cell/>
          <table:table-cell office:value-type="float" office:value="0.0134628" calcext:value-type="float">
            <text:p>0.01346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7.6084041" calcext:value-type="float">
            <text:p>17.6084041</text:p>
          </table:table-cell>
          <table:table-cell office:value-type="float" office:value="8.2894171" calcext:value-type="float">
            <text:p>8.2894171</text:p>
          </table:table-cell>
        </table:table-row>
        <table:table-row table:style-name="ro1">
          <table:table-cell/>
          <table:table-cell office:value-type="float" office:value="0.0179496" calcext:value-type="float">
            <text:p>0.01794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6.1374" calcext:value-type="float">
            <text:p>-16.1374</text:p>
          </table:table-cell>
          <table:table-cell office:value-type="float" office:value="11.4221815" calcext:value-type="float">
            <text:p>11.4221815</text:p>
          </table:table-cell>
          <table:table-cell/>
          <table:table-cell office:value-type="float" office:value="0.0179496" calcext:value-type="float">
            <text:p>0.01794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7.6071632" calcext:value-type="float">
            <text:p>17.6071632</text:p>
          </table:table-cell>
          <table:table-cell office:value-type="float" office:value="10.816415" calcext:value-type="float">
            <text:p>10.816415</text:p>
          </table:table-cell>
        </table:table-row>
        <table:table-row table:style-name="ro1">
          <table:table-cell/>
          <table:table-cell office:value-type="float" office:value="0.0224356" calcext:value-type="float">
            <text:p>0.02243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6.1359381" calcext:value-type="float">
            <text:p>-16.1359381</text:p>
          </table:table-cell>
          <table:table-cell office:value-type="float" office:value="14.1005715" calcext:value-type="float">
            <text:p>14.1005715</text:p>
          </table:table-cell>
          <table:table-cell/>
          <table:table-cell office:value-type="float" office:value="0.0224356" calcext:value-type="float">
            <text:p>0.02243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7.6055681" calcext:value-type="float">
            <text:p>17.6055681</text:p>
          </table:table-cell>
          <table:table-cell office:value-type="float" office:value="13.3434319" calcext:value-type="float">
            <text:p>13.3434319</text:p>
          </table:table-cell>
        </table:table-row>
        <table:table-row table:style-name="ro1">
          <table:table-cell/>
          <table:table-cell office:value-type="float" office:value="0.0269208" calcext:value-type="float">
            <text:p>0.0269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6.1341518" calcext:value-type="float">
            <text:p>-16.1341518</text:p>
          </table:table-cell>
          <table:table-cell office:value-type="float" office:value="16.7789396" calcext:value-type="float">
            <text:p>16.7789396</text:p>
          </table:table-cell>
          <table:table-cell/>
          <table:table-cell office:value-type="float" office:value="0.0269208" calcext:value-type="float">
            <text:p>0.0269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7.6036191" calcext:value-type="float">
            <text:p>17.6036191</text:p>
          </table:table-cell>
          <table:table-cell office:value-type="float" office:value="15.8704726" calcext:value-type="float">
            <text:p>15.8704726</text:p>
          </table:table-cell>
        </table:table-row>
        <table:table-row table:style-name="ro1">
          <table:table-cell/>
          <table:table-cell office:value-type="float" office:value="0.0314049" calcext:value-type="float">
            <text:p>0.03140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6.1320415" calcext:value-type="float">
            <text:p>-16.1320415</text:p>
          </table:table-cell>
          <table:table-cell office:value-type="float" office:value="19.4572815" calcext:value-type="float">
            <text:p>19.4572815</text:p>
          </table:table-cell>
          <table:table-cell/>
          <table:table-cell office:value-type="float" office:value="0.0314049" calcext:value-type="float">
            <text:p>0.03140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7.6013167" calcext:value-type="float">
            <text:p>17.6013167</text:p>
          </table:table-cell>
          <table:table-cell office:value-type="float" office:value="18.397542" calcext:value-type="float">
            <text:p>18.397542</text:p>
          </table:table-cell>
        </table:table-row>
      </table:table>
      <table:table table:name="QLT_180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QLT_INF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-0.0336464" calcext:value-type="float">
            <text:p>-0.0336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6.130865" calcext:value-type="float">
            <text:p>-16.130865</text:p>
          </table:table-cell>
          <table:table-cell office:value-type="float" office:value="-20.6824602" calcext:value-type="float">
            <text:p>-20.6824602</text:p>
          </table:table-cell>
        </table:table-row>
        <table:table-row table:style-name="ro1">
          <table:table-cell/>
          <table:table-cell office:value-type="float" office:value="-0.029163" calcext:value-type="float">
            <text:p>-0.029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6.1331371" calcext:value-type="float">
            <text:p>-16.1331371</text:p>
          </table:table-cell>
          <table:table-cell office:value-type="float" office:value="-18.0041331" calcext:value-type="float">
            <text:p>-18.0041331</text:p>
          </table:table-cell>
        </table:table-row>
        <table:table-row table:style-name="ro1">
          <table:table-cell/>
          <table:table-cell office:value-type="float" office:value="-0.0246783" calcext:value-type="float">
            <text:p>-0.02467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6.1350855" calcext:value-type="float">
            <text:p>-16.1350855</text:p>
          </table:table-cell>
          <table:table-cell office:value-type="float" office:value="-15.3257775" calcext:value-type="float">
            <text:p>-15.3257775</text:p>
          </table:table-cell>
        </table:table-row>
        <table:table-row table:style-name="ro1">
          <table:table-cell/>
          <table:table-cell office:value-type="float" office:value="-0.0201927" calcext:value-type="float">
            <text:p>-0.02019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6.1367096" calcext:value-type="float">
            <text:p>-16.1367096</text:p>
          </table:table-cell>
          <table:table-cell office:value-type="float" office:value="-12.647398" calcext:value-type="float">
            <text:p>-12.647398</text:p>
          </table:table-cell>
        </table:table-row>
        <table:table-row table:style-name="ro1">
          <table:table-cell/>
          <table:table-cell office:value-type="float" office:value="-0.0157063" calcext:value-type="float">
            <text:p>-0.01570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4405979" calcext:value-type="float">
            <text:p>-110.4405979</text:p>
          </table:table-cell>
          <table:table-cell office:value-type="float" office:value="-16.1380093" calcext:value-type="float">
            <text:p>-16.1380093</text:p>
          </table:table-cell>
          <table:table-cell office:value-type="float" office:value="-9.9689987" calcext:value-type="float">
            <text:p>-9.9689987</text:p>
          </table:table-cell>
        </table:table-row>
        <table:table-row table:style-name="ro1">
          <table:table-cell/>
          <table:table-cell office:value-type="float" office:value="-0.0112192" calcext:value-type="float">
            <text:p>-0.0112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4405979" calcext:value-type="float">
            <text:p>-110.4405979</text:p>
          </table:table-cell>
          <table:table-cell office:value-type="float" office:value="-16.1389842" calcext:value-type="float">
            <text:p>-16.1389842</text:p>
          </table:table-cell>
          <table:table-cell office:value-type="float" office:value="-7.2905842" calcext:value-type="float">
            <text:p>-7.2905842</text:p>
          </table:table-cell>
        </table:table-row>
        <table:table-row table:style-name="ro1">
          <table:table-cell/>
          <table:table-cell office:value-type="float" office:value="-0.0067317" calcext:value-type="float">
            <text:p>-0.00673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4405979" calcext:value-type="float">
            <text:p>-110.4405979</text:p>
          </table:table-cell>
          <table:table-cell office:value-type="float" office:value="-16.1396343" calcext:value-type="float">
            <text:p>-16.1396343</text:p>
          </table:table-cell>
          <table:table-cell office:value-type="float" office:value="-4.6121587" calcext:value-type="float">
            <text:p>-4.6121587</text:p>
          </table:table-cell>
        </table:table-row>
        <table:table-row table:style-name="ro1">
          <table:table-cell/>
          <table:table-cell office:value-type="float" office:value="-0.0022439" calcext:value-type="float">
            <text:p>-0.00224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4405979" calcext:value-type="float">
            <text:p>-110.4405979</text:p>
          </table:table-cell>
          <table:table-cell office:value-type="float" office:value="-16.1399594" calcext:value-type="float">
            <text:p>-16.1399594</text:p>
          </table:table-cell>
          <table:table-cell office:value-type="float" office:value="-1.9337266" calcext:value-type="float">
            <text:p>-1.93372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4405979" calcext:value-type="float">
            <text:p>-110.4405979</text:p>
          </table:table-cell>
          <table:table-cell office:value-type="float" office:value="-16.14" calcext:value-type="float">
            <text:p>-16.14</text:p>
          </table:table-cell>
          <table:table-cell office:value-type="float" office:value="0.7084905" calcext:value-type="float">
            <text:p>0.7084905</text:p>
          </table:table-cell>
        </table:table-row>
        <table:table-row table:style-name="ro1">
          <table:table-cell/>
          <table:table-cell office:value-type="float" office:value="0.0044879" calcext:value-type="float">
            <text:p>0.00448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4405979" calcext:value-type="float">
            <text:p>-110.4405979</text:p>
          </table:table-cell>
          <table:table-cell office:value-type="float" office:value="-16.1398375" calcext:value-type="float">
            <text:p>-16.1398375</text:p>
          </table:table-cell>
          <table:table-cell office:value-type="float" office:value="3.3869242" calcext:value-type="float">
            <text:p>3.3869242</text:p>
          </table:table-cell>
        </table:table-row>
        <table:table-row table:style-name="ro1">
          <table:table-cell/>
          <table:table-cell office:value-type="float" office:value="0.0089755" calcext:value-type="float">
            <text:p>0.00897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4405979" calcext:value-type="float">
            <text:p>-110.4405979</text:p>
          </table:table-cell>
          <table:table-cell office:value-type="float" office:value="-16.1393499" calcext:value-type="float">
            <text:p>-16.1393499</text:p>
          </table:table-cell>
          <table:table-cell office:value-type="float" office:value="6.0653535" calcext:value-type="float">
            <text:p>6.0653535</text:p>
          </table:table-cell>
        </table:table-row>
        <table:table-row table:style-name="ro1">
          <table:table-cell/>
          <table:table-cell office:value-type="float" office:value="0.0134628" calcext:value-type="float">
            <text:p>0.01346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4405979" calcext:value-type="float">
            <text:p>-110.4405979</text:p>
          </table:table-cell>
          <table:table-cell office:value-type="float" office:value="-16.1385374" calcext:value-type="float">
            <text:p>-16.1385374</text:p>
          </table:table-cell>
          <table:table-cell office:value-type="float" office:value="8.7437741" calcext:value-type="float">
            <text:p>8.7437741</text:p>
          </table:table-cell>
        </table:table-row>
        <table:table-row table:style-name="ro1">
          <table:table-cell/>
          <table:table-cell office:value-type="float" office:value="0.0179496" calcext:value-type="float">
            <text:p>0.01794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6.1374" calcext:value-type="float">
            <text:p>-16.1374</text:p>
          </table:table-cell>
          <table:table-cell office:value-type="float" office:value="11.4221815" calcext:value-type="float">
            <text:p>11.4221815</text:p>
          </table:table-cell>
        </table:table-row>
        <table:table-row table:style-name="ro1">
          <table:table-cell/>
          <table:table-cell office:value-type="float" office:value="0.0224356" calcext:value-type="float">
            <text:p>0.02243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6.1359381" calcext:value-type="float">
            <text:p>-16.1359381</text:p>
          </table:table-cell>
          <table:table-cell office:value-type="float" office:value="14.1005715" calcext:value-type="float">
            <text:p>14.1005715</text:p>
          </table:table-cell>
        </table:table-row>
        <table:table-row table:style-name="ro1">
          <table:table-cell/>
          <table:table-cell office:value-type="float" office:value="0.0269208" calcext:value-type="float">
            <text:p>0.0269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6.1341518" calcext:value-type="float">
            <text:p>-16.1341518</text:p>
          </table:table-cell>
          <table:table-cell office:value-type="float" office:value="16.7789396" calcext:value-type="float">
            <text:p>16.7789396</text:p>
          </table:table-cell>
        </table:table-row>
        <table:table-row table:style-name="ro1">
          <table:table-cell/>
          <table:table-cell office:value-type="float" office:value="0.0314049" calcext:value-type="float">
            <text:p>0.03140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6.1320415" calcext:value-type="float">
            <text:p>-16.1320415</text:p>
          </table:table-cell>
          <table:table-cell office:value-type="float" office:value="19.4572815" calcext:value-type="float">
            <text:p>19.45728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8">00/00/0000</text:date>, <text:time style:data-style-name="N2" text:time-value="08:55:52.347093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21:42:30.135171270</meta:creation-date>
    <dc:date>2022-09-08T10:45:49.691614798</dc:date>
    <meta:editing-duration>PT1H46M51S</meta:editing-duration>
    <meta:editing-cycles>10</meta:editing-cycles>
    <meta:generator>LibreOffice/6.4.7.2$Linux_X86_64 LibreOffice_project/40$Build-2</meta:generator>
    <meta:document-statistic meta:table-count="5" meta:cell-count="933" meta:object-count="0"/>
  </office:meta>
</office:document-meta>
</file>